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9.922cm"/>
    </style:style>
    <style:style style:name="co29" style:family="table-column">
      <style:table-column-properties fo:break-before="auto" style:column-width="2.536cm"/>
    </style:style>
    <style:style style:name="co30" style:family="table-column">
      <style:table-column-properties fo:break-before="auto" style:column-width="2.12cm"/>
    </style:style>
    <style:style style:name="co31" style:family="table-column">
      <style:table-column-properties fo:break-before="auto" style:column-width="2.267cm"/>
    </style:style>
    <style:style style:name="ro1" style:family="table-row">
      <style:table-row-properties style:row-height="1.33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404cm" fo:break-before="auto" style:use-optimal-row-height="true"/>
    </style:style>
    <style:style style:name="ro6" style:family="table-row">
      <style:table-row-properties style:row-height="1.789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49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51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2.739cm" fo:break-before="auto" style:use-optimal-row-height="true"/>
    </style:style>
    <style:style style:name="ro13" style:family="table-row">
      <style:table-row-properties style:row-height="0.875cm" fo:break-before="auto" style:use-optimal-row-height="true"/>
    </style:style>
    <style:style style:name="ro14" style:family="table-row">
      <style:table-row-properties style:row-height="2.207cm" fo:break-before="auto" style:use-optimal-row-height="true"/>
    </style:style>
    <style:style style:name="ro15" style:family="table-row">
      <style:table-row-properties style:row-height="2.663cm" fo:break-before="auto" style:use-optimal-row-height="true"/>
    </style:style>
    <style:style style:name="ro16" style:family="table-row">
      <style:table-row-properties style:row-height="0.469cm" fo:break-before="auto" style:use-optimal-row-height="true"/>
    </style:style>
    <style:style style:name="ro17" style:family="table-row">
      <style:table-row-properties style:row-height="3.12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29cm" fo:break-before="auto" style:use-optimal-row-height="true"/>
    </style:style>
    <style:style style:name="ro20"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4" table:default-cell-style-name="ce3"/>
        <table:table-column table:style-name="co28" table:default-cell-style-name="ce3"/>
        <table:table-column table:style-name="co26" table:number-columns-repeated="981"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4"/>
          <table:table-cell table:style-name="ce4" office:value-type="string">
            <text:p>2:22 Their recurrent element of int.. (8:1231-8:1515)</text:p>
          </table:table-cell>
          <table:table-cell table:style-name="ce4" table:number-columns-repeated="981"/>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4"/>
          <table:table-cell table:style-name="ce4" office:value-type="string">
            <text:p>4:25 Changes: The environment chang.. (2:286-2:502)</text:p>
          </table:table-cell>
          <table:table-cell table:style-name="ce4" table:number-columns-repeated="981"/>
        </table:table-row>
        <table:table-row table:style-name="ro5">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4"/>
          <table:table-cell office:value-type="string">
            <text:p>5:46 late cycle quality / integrati.. (2:1205-2:1245)</text:p>
          </table:table-cell>
          <table:table-cell table:style-name="ce4" table:number-columns-repeated="981"/>
        </table:table-row>
        <table:table-row table:style-name="ro5">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4"/>
          <table:table-cell office:value-type="string">
            <text:p>~6:6 many teams simply ignored the .. (1:2457-1:2726)</text:p>
          </table:table-cell>
          <table:table-cell table:style-name="ce4" table:number-columns-repeated="981"/>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4"/>
          <table:table-cell table:style-name="Default"/>
          <table:table-cell table:style-name="ce4" table:number-columns-repeated="981"/>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6"/>
        </table:table-row>
        <table:table-row table:style-name="ro1">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4"/>
          <table:table-cell table:style-name="Default"/>
          <table:table-cell table:number-columns-repeated="98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6"/>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4"/>
          <table:table-cell table:style-name="Default"/>
          <table:table-cell table:number-columns-repeated="981"/>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6"/>
        </table:table-row>
        <table:table-row table:style-name="ro5">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4"/>
          <table:table-cell office:value-type="string">
            <text:p>7:15 The combination of a single fu.. (2:593-2:703)</text:p>
          </table:table-cell>
          <table:table-cell table:number-columns-repeated="98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4"/>
          <table:table-cell office:value-type="string">
            <text:p>7:6 Focus and flexibility were the.. (2:330-2:591)</text:p>
          </table:table-cell>
          <table:table-cell table:number-columns-repeated="981"/>
        </table:table-row>
        <table:table-row table:style-name="ro8">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4"/>
          <table:table-cell office:value-type="string">
            <text:p>8:42 Managing project risks through.. (4:2190-4:2288)</text:p>
          </table:table-cell>
          <table:table-cell table:number-columns-repeated="98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4"/>
          <table:table-cell office:value-type="string">
            <text:p>8:41 Delivering higher quality solu.. (4:2294-4:2388)</text:p>
          </table:table-cell>
          <table:table-cell table:number-columns-repeated="98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4"/>
          <table:table-cell office:value-type="string">
            <text:p>8:40 ABC Bank defined a set of obje.. (4:1592-4:2184)</text:p>
          </table:table-cell>
          <table:table-cell table:number-columns-repeated="981"/>
        </table:table-row>
        <table:table-row table:style-name="ro5">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4"/>
          <table:table-cell office:value-type="string">
            <text:p>8:36 ABC Bank has made a major comm.. (15:2544-15:2768)</text:p>
          </table:table-cell>
          <table:table-cell table:number-columns-repeated="981"/>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5"/>
          <table:table-cell office:value-type="string">
            <text:p>8:43 Expanding the sourcing options.. (4:2394-4:2487)</text:p>
          </table:table-cell>
          <table:table-cell table:number-columns-repeated="981"/>
        </table:table-row>
        <table:table-row table:style-name="ro8">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5"/>
          <table:table-cell office:value-type="string">
            <text:p>9:3 changes needed to be made to t.. (2:228-2:382)</text:p>
          </table:table-cell>
          <table:table-cell table:number-columns-repeated="981"/>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4"/>
          <table:table-cell office:value-type="string">
            <text:p>9:5 But, project scope and dates w.. (2:704-2:950)</text:p>
          </table:table-cell>
          <table:table-cell table:number-columns-repeated="981"/>
        </table:table-row>
        <table:table-row table:style-name="ro5">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4"/>
          <table:table-cell office:value-type="string">
            <text:p>9:50 At the lower levels, the real .. (2:953-2:1400)</text:p>
          </table:table-cell>
          <table:table-cell table:number-columns-repeated="981"/>
        </table:table-row>
        <table:table-row table:style-name="ro8">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4"/>
          <table:table-cell office:value-type="string">
            <text:p>9:4 The current PDP had many visib.. (2:513-2:701)</text:p>
          </table:table-cell>
          <table:table-cell table:number-columns-repeated="981"/>
        </table:table-row>
        <table:table-row table:style-name="ro5">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4"/>
          <table:table-cell office:value-type="string">
            <text:p>9:11 The senior director saw soluti.. (2:3425-2:3657)</text:p>
          </table:table-cell>
          <table:table-cell table:number-columns-repeated="98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4"/>
          <table:table-cell office:value-type="string">
            <text:p>10:44 While Agile and Scrum were inc.. (2:4668-3:347)</text:p>
          </table:table-cell>
          <table:table-cell table:number-columns-repeated="98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gt;10:2 literally be undermined in the.. (1:1953-1:2210)</text:p>
          </table:table-cell>
          <table:table-cell table:number-columns-repeated="98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4"/>
          <table:table-cell office:value-type="string">
            <text:p>~11:3 The consideration for adopting.. (1:2040-1:2329)</text:p>
          </table:table-cell>
          <table:table-cell table:number-columns-repeated="981"/>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4"/>
          <table:table-cell office:value-type="string">
            <text:p>15:4 In an effort to increase the n.. (1:2534-1:2719)</text:p>
          </table:table-cell>
          <table:table-cell table:number-columns-repeated="981"/>
        </table:table-row>
        <table:table-row table:style-name="ro5">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4"/>
          <table:table-cell office:value-type="string">
            <text:p>15:3 As the company grew and the sa.. (1:2050-1:2530)</text:p>
          </table:table-cell>
          <table:table-cell table:number-columns-repeated="981"/>
        </table:table-row>
        <table:table-row table:style-name="ro5">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4"/>
          <table:table-cell office:value-type="string">
            <text:p>16:43 Long and unpredictable release.. (1:2314-1:2354)</text:p>
          </table:table-cell>
          <table:table-cell table:number-columns-repeated="981"/>
        </table:table-row>
        <table:table-row table:style-name="ro5">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4"/>
          <table:table-cell office:value-type="string">
            <text:p>16:48 Although we were successfully .. (1:3553-2:281)</text:p>
          </table:table-cell>
          <table:table-cell table:number-columns-repeated="981"/>
        </table:table-row>
        <table:table-row table:style-name="ro5">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4"/>
          <table:table-cell office:value-type="string">
            <text:p>16:45 Lack of visibility at all stag.. (1:2198-1:2245)</text:p>
          </table:table-cell>
          <table:table-cell table:number-columns-repeated="981"/>
        </table:table-row>
        <table:table-row table:style-name="ro8">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4"/>
          <table:table-cell office:value-type="string">
            <text:p>16:40 Our waterfall-based process wa.. (1:3298-1:3550)</text:p>
          </table:table-cell>
          <table:table-cell table:number-columns-repeated="981"/>
        </table:table-row>
        <table:table-row table:style-name="ro5">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4"/>
          <table:table-cell office:value-type="string">
            <text:p>16:46 Releases are learning opportun.. (2:63-2:281)</text:p>
          </table:table-cell>
          <table:table-cell table:number-columns-repeated="981"/>
        </table:table-row>
        <table:table-row table:style-name="ro8">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4"/>
          <table:table-cell office:value-type="string">
            <text:p>16:41 The agile rollout was designed.. (1:2000-1:2193)</text:p>
          </table:table-cell>
          <table:table-cell table:number-columns-repeated="981"/>
        </table:table-row>
        <table:table-row table:style-name="ro5">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4"/>
          <table:table-cell office:value-type="string">
            <text:p>16:42 Late feedback on features at t.. (1:2250-1:2309)</text:p>
          </table:table-cell>
          <table:table-cell table:number-columns-repeated="981"/>
        </table:table-row>
        <table:table-row table:style-name="ro8">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5"/>
          <table:table-cell office:value-type="string">
            <text:p>16:44 Gradual productivity decline a.. (1:2359-1:2404)</text:p>
          </table:table-cell>
          <table:table-cell table:number-columns-repeated="981"/>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4"/>
          <table:table-cell office:value-type="string">
            <text:p>17:2 To enhance the product line th.. (1:2839-1:3180)</text:p>
          </table:table-cell>
          <table:table-cell table:number-columns-repeated="981"/>
        </table:table-row>
        <table:table-row table:style-name="ro5">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4"/>
          <table:table-cell office:value-type="string">
            <text:p>17:4 The challenge for Israel Gat, .. (2:1-2:601)</text:p>
          </table:table-cell>
          <table:table-cell table:number-columns-repeated="98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4"/>
          <table:table-cell office:value-type="string">
            <text:p>18:5 The DU addresses the mobile in.. (1:2715-1:3237)</text:p>
          </table:table-cell>
          <table:table-cell table:number-columns-repeated="98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4"/>
          <table:table-cell office:value-type="string">
            <text:p>18:2 In 2005 Ericsson set a corpora.. (1:1029-1:1370)</text:p>
          </table:table-cell>
          <table:table-cell table:number-columns-repeated="981"/>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18:39 Ericsson has a footprint and h.. (1:3242-1:3567)</text:p>
          </table:table-cell>
          <table:table-cell table:number-columns-repeated="98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4"/>
          <table:table-cell office:value-type="string">
            <text:p>19:5 Continued missed release targe.. (4:2478-4:2709)</text:p>
          </table:table-cell>
          <table:table-cell table:number-columns-repeated="981"/>
        </table:table-row>
        <table:table-row table:style-name="ro8">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4"/>
          <table:table-cell office:value-type="string">
            <text:p>~19:7 The average release duration p.. (5:453-5:770)</text:p>
          </table:table-cell>
          <table:table-cell table:number-columns-repeated="981"/>
        </table:table-row>
        <table:table-row table:style-name="ro5">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4"/>
          <table:table-cell office:value-type="string">
            <text:p>21:21 Lack of knowledge transfer bet.. (1:3441-1:3487)</text:p>
          </table:table-cell>
          <table:table-cell table:number-columns-repeated="981"/>
        </table:table-row>
        <table:table-row table:style-name="ro4">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4"/>
          <table:table-cell office:value-type="string">
            <text:p>21:4 All the units under the System.. (1:3076-1:3436)</text:p>
          </table:table-cell>
          <table:table-cell table:number-columns-repeated="981"/>
        </table:table-row>
        <table:table-row table:style-name="ro5">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4"/>
          <table:table-cell office:value-type="string">
            <text:p>23:5 Its new systems must support t.. (1:2996-1:3316)</text:p>
          </table:table-cell>
          <table:table-cell table:number-columns-repeated="981"/>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6 After discussions with some of.. (2:3282-2:3503)</text:p>
          </table:table-cell>
          <table:table-cell table:style-name="ce4" table:number-columns-repeated="981"/>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 ? It looked like the focus on .. (2:3507-2:3717)</text:p>
          </table:table-cell>
          <table:table-cell table:style-name="ce4" table:number-columns-repeated="981"/>
        </table:table-row>
        <table:table-row table:style-name="ro5">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4"/>
          <table:table-cell table:style-name="ce4" office:value-type="string">
            <text:p>24:27 Looking at our different probl.. (2:3829-2:4217)</text:p>
          </table:table-cell>
          <table:table-cell table:style-name="ce4" table:number-columns-repeated="981"/>
        </table:table-row>
        <table:table-row table:style-name="ro8">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3 We needed to improve: ? Collab.. (3:272-3:438)</text:p>
          </table:table-cell>
          <table:table-cell table:style-name="ce4" table:number-columns-repeated="981"/>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28 A third problem was the increa.. (2:4274-2:4576)</text:p>
          </table:table-cell>
          <table:table-cell table:style-name="ce4" table:number-columns-repeated="981"/>
        </table:table-row>
        <table:table-row table:style-name="ro5">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10"/>
          <table:table-cell office:value-type="string">
            <text:p>24:25 The process teams were very en.. (2:2835-2:3277)</text:p>
          </table:table-cell>
          <table:table-cell table:number-columns-repeated="981"/>
        </table:table-row>
        <table:table-row table:style-name="ro5">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10"/>
          <table:table-cell office:value-type="string">
            <text:p>25:29 Increased staff motivation: th.. (5:1752-5:1854)</text:p>
          </table:table-cell>
          <table:table-cell table:number-columns-repeated="981"/>
        </table:table-row>
        <table:table-row table:style-name="ro5">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10"/>
          <table:table-cell office:value-type="string">
            <text:p>~25:27 Increased capability: we will .. (5:1585-5:1663)</text:p>
          </table:table-cell>
          <table:table-cell table:number-columns-repeated="98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10"/>
          <table:table-cell office:value-type="string">
            <text:p>25:6 The problems they encountered .. (5:358-5:581)</text:p>
          </table:table-cell>
          <table:table-cell table:number-columns-repeated="98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10"/>
          <table:table-cell office:value-type="string">
            <text:p>~25:26 Increased visibility: we will .. (5:1487-5:1575)</text:p>
          </table:table-cell>
          <table:table-cell table:number-columns-repeated="98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10"/>
          <table:table-cell office:value-type="string">
            <text:p>25:28 Improved quality: the quality .. (5:1673-5:1742)</text:p>
          </table:table-cell>
          <table:table-cell table:number-columns-repeated="98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10"/>
          <table:table-cell office:value-type="string">
            <text:p>26:2 Using scrum only on the team l.. (1:2978-1:3545)</text:p>
          </table:table-cell>
          <table:table-cell table:number-columns-repeated="98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10"/>
          <table:table-cell office:value-type="string">
            <text:p>26:20 Agile, by definition, means th.. (1:3547-1:3925)</text:p>
          </table:table-cell>
          <table:table-cell table:number-columns-repeated="98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10"/>
          <table:table-cell office:value-type="string">
            <text:p>30:8 In 2004, Healthwise had more t.. (1:2853-1:3031)</text:p>
          </table:table-cell>
          <table:table-cell table:number-columns-repeated="98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10"/>
          <table:table-cell office:value-type="string">
            <text:p>30:9 A crisis process was implement.. (2:214-2:449)</text:p>
          </table:table-cell>
          <table:table-cell table:number-columns-repeated="98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10"/>
          <table:table-cell office:value-type="string">
            <text:p>30:5 The Agile rollout came in resp.. (1:1913-1:2181)</text:p>
          </table:table-cell>
          <table:table-cell table:number-columns-repeated="98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31:2 embarked on an Agile transform.. (1:827-1:989)</text:p>
          </table:table-cell>
          <table:table-cell table:number-columns-repeated="98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2:2 BT is facing rapid marketplace.. (1:2327-2:178)</text:p>
          </table:table-cell>
          <table:table-cell table:number-columns-repeated="981"/>
        </table:table-row>
        <table:table-row table:style-name="ro5">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3:26 the number of releases had slo.. (1:1835-1:2016)</text:p>
          </table:table-cell>
          <table:table-cell table:number-columns-repeated="98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10"/>
          <table:table-cell office:value-type="string">
            <text:p>33:23 Slow responses to customer req.. (1:2127-1:2162)</text:p>
          </table:table-cell>
          <table:table-cell table:number-columns-repeated="98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10"/>
          <table:table-cell office:value-type="string">
            <text:p>33:21 Lack of visibility at all stag.. (1:2042-1:2097)</text:p>
          </table:table-cell>
          <table:table-cell table:number-columns-repeated="98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10"/>
          <table:table-cell office:value-type="string">
            <text:p>33:25 Long testing cycles. (1:2219-1:2238)</text:p>
          </table:table-cell>
          <table:table-cell table:number-columns-repeated="98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10"/>
          <table:table-cell office:value-type="string">
            <text:p>33:22 Missed release dates. (1:2102-1:2122)</text:p>
          </table:table-cell>
          <table:table-cell table:number-columns-repeated="98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10"/>
          <table:table-cell office:value-type="string">
            <text:p>33:24 Inaccurate estimations of feat.. (1:2167-1:2214)</text:p>
          </table:table-cell>
          <table:table-cell table:number-columns-repeated="98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10"/>
          <table:table-cell office:value-type="string">
            <text:p>36:5 But, as in many organizations .. (2:23-2:649)</text:p>
          </table:table-cell>
          <table:table-cell table:number-columns-repeated="981"/>
        </table:table-row>
        <table:table-row table:style-name="ro11">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10"/>
          <table:table-cell office:value-type="string">
            <text:p>36:6 In the fourth quarter of 2001,.. (2:787-2:1154)</text:p>
          </table:table-cell>
          <table:table-cell table:number-columns-repeated="98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10"/>
          <table:table-cell office:value-type="string">
            <text:p>38:33 Another piece of the equation .. (1:3833-1:4301)</text:p>
          </table:table-cell>
          <table:table-cell table:number-columns-repeated="98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10"/>
          <table:table-cell office:value-type="string">
            <text:p>38:31 project managers who were focu.. (1:2940-1:3074)</text:p>
          </table:table-cell>
          <table:table-cell table:number-columns-repeated="981"/>
        </table:table-row>
        <table:table-row table:style-name="ro5">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38:32 contracts with offshore vendor.. (1:3136-1:3234)</text:p>
          </table:table-cell>
          <table:table-cell table:number-columns-repeated="98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10"/>
          <table:table-cell office:value-type="string">
            <text:p>38:1 The market was moving faster t.. (1:1896-1:2272)</text:p>
          </table:table-cell>
          <table:table-cell table:number-columns-repeated="981"/>
        </table:table-row>
        <table:table-row table:style-name="ro8">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10"/>
          <table:table-cell office:value-type="string">
            <text:p>38:34 Upon attending the weekly stat.. (1:3238-1:3489)</text:p>
          </table:table-cell>
          <table:table-cell table:number-columns-repeated="98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10"/>
          <table:table-cell office:value-type="string">
            <text:p>38:29 communication dif?culties acro.. (1:3077-1:3129)</text:p>
          </table:table-cell>
          <table:table-cell table:number-columns-repeated="981"/>
        </table:table-row>
        <table:table-row table:style-name="ro5">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10"/>
          <table:table-cell office:value-type="string">
            <text:p>38:30 amount oftime spent in meeting.. (1:2905-1:2937)</text:p>
          </table:table-cell>
          <table:table-cell table:number-columns-repeated="98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10"/>
          <table:table-cell office:value-type="string">
            <text:p>38:4 Since the project managers wer.. (1:3491-1:3731)</text:p>
          </table:table-cell>
          <table:table-cell table:number-columns-repeated="98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39:4 Our client had a track record .. (2:946-2:1277)</text:p>
          </table:table-cell>
          <table:table-cell table:number-columns-repeated="98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6 Last but not least, they wante.. (2:1447-2:1606)</text:p>
          </table:table-cell>
          <table:table-cell table:number-columns-repeated="98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5 The desire to change prioritie.. (2:1281-2:1443)</text:p>
          </table:table-cell>
          <table:table-cell table:number-columns-repeated="98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10"/>
          <table:table-cell office:value-type="string">
            <text:p>39:34 The main challenges we perceiv.. (2:1610-2:1843)</text:p>
          </table:table-cell>
          <table:table-cell table:number-columns-repeated="98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10"/>
          <table:table-cell office:value-type="string">
            <text:p>40:41 5. Schedule and cost variances.. (1:2899-1:3033)</text:p>
          </table:table-cell>
          <table:table-cell table:number-columns-repeated="98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10"/>
          <table:table-cell office:value-type="string">
            <text:p>40:45 People were overworked and the.. (1:2698-1:2895)</text:p>
          </table:table-cell>
          <table:table-cell table:number-columns-repeated="98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10"/>
          <table:table-cell office:value-type="string">
            <text:p>40:43 Delivery milestones were rarel.. (1:2993-1:3247)</text:p>
          </table:table-cell>
          <table:table-cell table:number-columns-repeated="98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0:42 Current in house methodology w.. (1:2133-1:2247)</text:p>
          </table:table-cell>
          <table:table-cell table:number-columns-repeated="981"/>
        </table:table-row>
        <table:table-row table:style-name="ro5">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10"/>
          <table:table-cell office:value-type="string">
            <text:p>40:44 users and business sponsors we.. (1:3036-1:3247)</text:p>
          </table:table-cell>
          <table:table-cell table:number-columns-repeated="981"/>
        </table:table-row>
        <table:table-row table:style-name="ro8">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40:2 Teams operated in silos. Colla.. (1:2588-1:2689)</text:p>
          </table:table-cell>
          <table:table-cell table:number-columns-repeated="98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10"/>
          <table:table-cell office:value-type="string">
            <text:p>40:4 Users' exposure to the product.. (1:3255-1:3465)</text:p>
          </table:table-cell>
          <table:table-cell table:number-columns-repeated="981"/>
        </table:table-row>
        <table:table-row table:style-name="ro8">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10"/>
          <table:table-cell office:value-type="string">
            <text:p>40:40 to align with CMMI. Therefore,.. (1:2384-1:2579)</text:p>
          </table:table-cell>
          <table:table-cell table:number-columns-repeated="98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10"/>
          <table:table-cell office:value-type="string">
            <text:p>41:2 adopted Agile with the goal of.. (1:1348-1:1608)</text:p>
          </table:table-cell>
          <table:table-cell table:number-columns-repeated="98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10"/>
          <table:table-cell office:value-type="string">
            <text:p>42:9 Unlike other organizations tra.. (3:2251-3:2985)</text:p>
          </table:table-cell>
          <table:table-cell table:number-columns-repeated="98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10"/>
          <table:table-cell office:value-type="string">
            <text:p>42:38 With the goal of reaching a cu.. (3:2723-3:2985)</text:p>
          </table:table-cell>
          <table:table-cell table:number-columns-repeated="98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4:5 The team followed the typical .. (1:1342-1:1481)</text:p>
          </table:table-cell>
          <table:table-cell table:number-columns-repeated="98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10"/>
          <table:table-cell office:value-type="string">
            <text:p>44:3 When we decided to improve how.. (1:2185-1:2343)</text:p>
          </table:table-cell>
          <table:table-cell table:number-columns-repeated="98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10"/>
          <table:table-cell office:value-type="string">
            <text:p>~44:28 relationships between the deve.. (1:1717-1:1835)</text:p>
          </table:table-cell>
          <table:table-cell table:number-columns-repeated="981"/>
        </table:table-row>
        <table:table-row table:style-name="ro8">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10"/>
          <table:table-cell office:value-type="string">
            <text:p>46:48 Specialized skills caused a “b.. (1:3537-1:3596)</text:p>
          </table:table-cell>
          <table:table-cell table:number-columns-repeated="98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10"/>
          <table:table-cell office:value-type="string">
            <text:p>46:7 Our business partners were als.. (1:3845-1:4284)</text:p>
          </table:table-cell>
          <table:table-cell table:number-columns-repeated="98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10"/>
          <table:table-cell office:value-type="string">
            <text:p>46:12 Our conversations with our bus.. (2:735-2:1114)</text:p>
          </table:table-cell>
          <table:table-cell table:number-columns-repeated="98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10"/>
          <table:table-cell office:value-type="string">
            <text:p>46:47 Methodologies were mandated an.. (1:3669-1:3841)</text:p>
          </table:table-cell>
          <table:table-cell table:number-columns-repeated="98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47:2 Agile adoption at Capital One .. (1:869-1:1005)</text:p>
          </table:table-cell>
          <table:table-cell table:number-columns-repeated="98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10"/>
          <table:table-cell office:value-type="string">
            <text:p>48:35 We continue to believe that th.. (4:3909-4:4853)</text:p>
          </table:table-cell>
          <table:table-cell table:number-columns-repeated="98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10"/>
          <table:table-cell office:value-type="string">
            <text:p>49:51 The problem was people also kn.. (6:549-6:780)</text:p>
          </table:table-cell>
          <table:table-cell table:number-columns-repeated="98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10"/>
          <table:table-cell office:value-type="string">
            <text:p>49:2 In 2002, Qwest Communications,.. (1:787-1:1374)</text:p>
          </table:table-cell>
          <table:table-cell table:number-columns-repeated="98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10"/>
          <table:table-cell office:value-type="string">
            <text:p>49:7 Long delivery cycles of a year.. (5:1940-5:2547)</text:p>
          </table:table-cell>
          <table:table-cell table:number-columns-repeated="98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10"/>
          <table:table-cell office:value-type="string">
            <text:p>49:8 one of the first orders of bus.. (5:3905-5:4325)</text:p>
          </table:table-cell>
          <table:table-cell table:number-columns-repeated="98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10"/>
          <table:table-cell office:value-type="string">
            <text:p>50:14 Engineering staff had grown to.. (2:2748-2:3164)</text:p>
          </table:table-cell>
          <table:table-cell table:number-columns-repeated="98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50:24 In spring of 2009, with severa.. (2:2617-2:2744)</text:p>
          </table:table-cell>
          <table:table-cell table:number-columns-repeated="98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10"/>
          <table:table-cell office:value-type="string">
            <text:p>51:31 Release cycles could take up t.. (6:1361-6:1462)</text:p>
          </table:table-cell>
          <table:table-cell table:number-columns-repeated="98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10"/>
          <table:table-cell office:value-type="string">
            <text:p>51:6 The aim of introducing Scrum w.. (4:2012-4:2168)</text:p>
          </table:table-cell>
          <table:table-cell table:number-columns-repeated="98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10"/>
          <table:table-cell office:value-type="string">
            <text:p>51:19 Additionaly, many changes were.. (6:1465-6:1733)</text:p>
          </table:table-cell>
          <table:table-cell table:number-columns-repeated="981"/>
        </table:table-row>
        <table:table-row table:style-name="ro5">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4"/>
          <table:table-cell office:value-type="string">
            <text:p>51:30 As the organization became lar.. (6:1226-6:1359)</text:p>
          </table:table-cell>
          <table:table-cell table:number-columns-repeated="981"/>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10"/>
          <table:table-cell office:value-type="string">
            <text:p>~52:15 The combination of single func.. (1:1539-1:1665)</text:p>
          </table:table-cell>
          <table:table-cell table:number-columns-repeated="98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10"/>
          <table:table-cell office:value-type="string">
            <text:p>~52:3 In late 2005, we started Scrum.. (1:1203-1:1537)</text:p>
          </table:table-cell>
          <table:table-cell table:number-columns-repeated="98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2"/>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2"/>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2"/>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2"/>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2"/>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2"/>
        </table:table-row>
        <table:table-row table:style-name="ro1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2"/>
        </table:table-row>
        <table:table-row table:style-name="ro1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2"/>
        </table:table-row>
        <table:table-row table:style-name="ro1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2"/>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2"/>
        </table:table-row>
        <table:table-row table:style-name="ro1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2"/>
        </table:table-row>
        <table:table-row table:style-name="ro1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2"/>
        </table:table-row>
        <table:table-row table:style-name="ro1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2"/>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2"/>
        </table:table-row>
        <table:table-row table:style-name="ro15">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2"/>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2"/>
        </table:table-row>
        <table:table-row table:style-name="ro1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2"/>
        </table:table-row>
        <table:table-row table:style-name="ro16">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2"/>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2"/>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2"/>
        </table:table-row>
        <table:table-row table:style-name="ro1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2"/>
        </table:table-row>
        <table:table-row table:style-name="ro17">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2"/>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2"/>
        </table:table-row>
        <table:table-row table:style-name="ro1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2"/>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2"/>
        </table:table-row>
        <table:table-row table:style-name="ro1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2"/>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2"/>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2"/>
        </table:table-row>
        <table:table-row table:style-name="ro1">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2"/>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2"/>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2"/>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2"/>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2"/>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2"/>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2"/>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2"/>
        </table:table-row>
        <table:table-row table:style-name="ro1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2"/>
        </table:table-row>
        <table:table-row table:style-name="ro1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2"/>
        </table:table-row>
        <table:table-row table:style-name="ro1">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2"/>
        </table:table-row>
        <table:table-row table:style-name="ro15">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6" table:number-rows-repeated="3">
          <table:table-cell table:number-columns-repeated="28"/>
          <table:table-cell table:style-name="Default"/>
          <table:table-cell table:number-columns-repeated="992"/>
        </table:table-row>
        <table:table-row table:style-name="ro16">
          <table:table-cell table:number-columns-repeated="4"/>
          <table:table-cell table:style-name="ce7" office:value-type="string">
            <text:p>Reading list</text:p>
          </table:table-cell>
          <table:table-cell table:number-columns-repeated="1016"/>
        </table:table-row>
        <table:table-row table:style-name="ro16">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9"/>
        </table:table-row>
        <table:table-row table:style-name="ro16">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9"/>
        </table:table-row>
        <table:table-row table:style-name="ro16">
          <table:table-cell table:number-columns-repeated="11"/>
          <table:table-cell table:style-name="ce40" office:value-type="string">
            <text:p>Notable decision</text:p>
          </table:table-cell>
          <table:table-cell table:number-columns-repeated="1009"/>
        </table:table-row>
        <table:table-row table:style-name="ro16" table:number-rows-repeated="1048391">
          <table:table-cell table:number-columns-repeated="1021"/>
        </table:table-row>
        <table:table-row table:style-name="ro16">
          <table:table-cell table:number-columns-repeated="1021"/>
        </table:table-row>
      </table:table>
      <table:table table:name="Analysis" table:style-name="ta1">
        <office:forms form:automatic-focus="false" form:apply-design-mode="false"/>
        <table:shapes>
          <draw:frame draw:z-index="0" draw:style-name="gr1" draw:text-style-name="P1" svg:width="12.21cm" svg:height="5.435cm" svg:x="13.592cm" svg:y="4.926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9" table:default-cell-style-name="Default"/>
        <table:table-column table:style-name="co30" table:default-cell-style-name="Default"/>
        <table:table-column table:style-name="co31" table:number-columns-repeated="1021" table:default-cell-style-name="Default"/>
        <table:table-row table:style-name="ro16" table:number-rows-repeated="2">
          <table:table-cell table:number-columns-repeated="1024"/>
        </table:table-row>
        <table:table-row table:style-name="ro16">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6">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number-rows-repeated="4">
          <table:table-cell table:number-columns-repeated="1024"/>
        </table:table-row>
        <table:table-row table:style-name="ro16">
          <table:table-cell/>
          <table:table-cell table:style-name="ce44" office:value-type="string">
            <text:p>Organization sizes</text:p>
          </table:table-cell>
          <table:table-cell table:number-columns-repeated="1022"/>
        </table:table-row>
        <table:table-row table:style-name="ro16">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6">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6">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6">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6">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6">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6">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6">
          <table:table-cell/>
          <table:table-cell office:value-type="float" office:value="150">
            <text:p>150</text:p>
          </table:table-cell>
          <table:table-cell table:number-columns-repeated="1022"/>
        </table:table-row>
        <table:table-row table:style-name="ro16">
          <table:table-cell/>
          <table:table-cell office:value-type="float" office:value="160">
            <text:p>16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70">
            <text:p>27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400">
            <text:p>400</text:p>
          </table:table-cell>
          <table:table-cell table:number-columns-repeated="1022"/>
        </table:table-row>
        <table:table-row table:style-name="ro16">
          <table:table-cell/>
          <table:table-cell office:value-type="float" office:value="500">
            <text:p>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5000">
            <text:p>5000</text:p>
          </table:table-cell>
          <table:table-cell table:number-columns-repeated="1022"/>
        </table:table-row>
        <table:table-row table:style-name="ro16">
          <table:table-cell/>
          <table:table-cell office:value-type="float" office:value="7500">
            <text:p>7500</text:p>
          </table:table-cell>
          <table:table-cell table:number-columns-repeated="1022"/>
        </table:table-row>
        <table:table-row table:style-name="ro16">
          <table:table-cell/>
          <table:table-cell office:value-type="float" office:value="14000">
            <text:p>14000</text:p>
          </table:table-cell>
          <table:table-cell table:number-columns-repeated="1022"/>
        </table:table-row>
        <table:table-row table:style-name="ro16">
          <table:table-cell/>
          <table:table-cell office:value-type="float" office:value="18000">
            <text:p>18000</text:p>
          </table:table-cell>
          <table:table-cell table:number-columns-repeated="1022"/>
        </table:table-row>
        <table:table-row table:style-name="ro16" table:number-rows-repeated="4">
          <table:table-cell table:number-columns-repeated="1024"/>
        </table:table-row>
        <table:table-row table:style-name="ro16">
          <table:table-cell/>
          <table:table-cell table:style-name="ce44" office:value-type="string">
            <text:p>Time of transformation</text:p>
          </table:table-cell>
          <table:table-cell table:number-columns-repeated="1022"/>
        </table:table-row>
        <table:table-row table:style-name="ro16">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itons</text:p>
          </table:table-cell>
          <table:table-cell office:value-type="string">
            <text:p>Transformations started</text:p>
          </table:table-cell>
          <table:table-cell table:number-columns-repeated="1012"/>
        </table:table-row>
        <table:table-row table:style-name="ro16">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1012"/>
        </table:table-row>
        <table:table-row table:style-name="ro16">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1012"/>
        </table:table-row>
        <table:table-row table:style-name="ro16">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1012"/>
        </table:table-row>
        <table:table-row table:style-name="ro16">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1012"/>
        </table:table-row>
        <table:table-row table:style-name="ro16">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1012"/>
        </table:table-row>
        <table:table-row table:style-name="ro16">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1012"/>
        </table:table-row>
        <table:table-row table:style-name="ro16">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1012"/>
        </table:table-row>
        <table:table-row table:style-name="ro16">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1012"/>
        </table:table-row>
        <table:table-row table:style-name="ro16">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1012"/>
        </table:table-row>
        <table:table-row table:style-name="ro16">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1012"/>
        </table:table-row>
        <table:table-row table:style-name="ro16">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1012"/>
        </table:table-row>
        <table:table-row table:style-name="ro16">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1012"/>
        </table:table-row>
        <table:table-row table:style-name="ro16">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1012"/>
        </table:table-row>
        <table:table-row table:style-name="ro16">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6">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6">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6">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6">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6">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6">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6">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6">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6">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6">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6">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6">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6">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6">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6">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6">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6">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6">
          <table:table-cell/>
          <table:table-cell office:value-type="string">
            <text:p>S24</text:p>
          </table:table-cell>
          <table:table-cell office:value-type="float" office:value="2009">
            <text:p>2009</text:p>
          </table:table-cell>
          <table:table-cell table:number-columns-repeated="1021"/>
        </table:table-row>
        <table:table-row table:style-name="ro16">
          <table:table-cell/>
          <table:table-cell office:value-type="string">
            <text:p>S25</text:p>
          </table:table-cell>
          <table:table-cell office:value-type="float" office:value="2008">
            <text:p>2008</text:p>
          </table:table-cell>
          <table:table-cell table:number-columns-repeated="1021"/>
        </table:table-row>
        <table:table-row table:style-name="ro16">
          <table:table-cell/>
          <table:table-cell office:value-type="string">
            <text:p>S26</text:p>
          </table:table-cell>
          <table:table-cell office:value-type="float" office:value="2009">
            <text:p>2009</text:p>
          </table:table-cell>
          <table:table-cell table:number-columns-repeated="1021"/>
        </table:table-row>
        <table:table-row table:style-name="ro16">
          <table:table-cell/>
          <table:table-cell office:value-type="string">
            <text:p>S27</text:p>
          </table:table-cell>
          <table:table-cell office:value-type="float" office:value="2005">
            <text:p>2005</text:p>
          </table:table-cell>
          <table:table-cell table:number-columns-repeated="1021"/>
        </table:table-row>
        <table:table-row table:style-name="ro16">
          <table:table-cell/>
          <table:table-cell office:value-type="string">
            <text:p>S28 / G</text:p>
          </table:table-cell>
          <table:table-cell office:value-type="float" office:value="2010">
            <text:p>2010</text:p>
          </table:table-cell>
          <table:table-cell table:number-columns-repeated="1021"/>
        </table:table-row>
        <table:table-row table:style-name="ro16">
          <table:table-cell/>
          <table:table-cell office:value-type="string">
            <text:p>S28 / G</text:p>
          </table:table-cell>
          <table:table-cell office:value-type="float" office:value="2011">
            <text:p>2011</text:p>
          </table:table-cell>
          <table:table-cell table:number-columns-repeated="1021"/>
        </table:table-row>
        <table:table-row table:style-name="ro16">
          <table:table-cell/>
          <table:table-cell office:value-type="string">
            <text:p>S29 (T1)</text:p>
          </table:table-cell>
          <table:table-cell office:value-type="float" office:value="2012">
            <text:p>2012</text:p>
          </table:table-cell>
          <table:table-cell table:number-columns-repeated="1021"/>
        </table:table-row>
        <table:table-row table:style-name="ro16">
          <table:table-cell/>
          <table:table-cell office:value-type="string">
            <text:p>S30 (T2)</text:p>
          </table:table-cell>
          <table:table-cell office:value-type="float" office:value="2012">
            <text:p>2012</text:p>
          </table:table-cell>
          <table:table-cell table:number-columns-repeated="1021"/>
        </table:table-row>
        <table:table-row table:style-name="ro16">
          <table:table-cell/>
          <table:table-cell office:value-type="string">
            <text:p>S31</text:p>
          </table:table-cell>
          <table:table-cell office:value-type="float" office:value="2011">
            <text:p>2011</text:p>
          </table:table-cell>
          <table:table-cell table:number-columns-repeated="1021"/>
        </table:table-row>
        <table:table-row table:style-name="ro16">
          <table:table-cell/>
          <table:table-cell office:value-type="string">
            <text:p>S32</text:p>
          </table:table-cell>
          <table:table-cell office:value-type="float" office:value="2009">
            <text:p>2009</text:p>
          </table:table-cell>
          <table:table-cell table:number-columns-repeated="1021"/>
        </table:table-row>
        <table:table-row table:style-name="ro16">
          <table:table-cell/>
          <table:table-cell office:value-type="string">
            <text:p>S33</text:p>
          </table:table-cell>
          <table:table-cell office:value-type="float" office:value="2008">
            <text:p>2008</text:p>
          </table:table-cell>
          <table:table-cell table:number-columns-repeated="1021"/>
        </table:table-row>
        <table:table-row table:style-name="ro16">
          <table:table-cell/>
          <table:table-cell office:value-type="string">
            <text:p>S34</text:p>
          </table:table-cell>
          <table:table-cell office:value-type="float" office:value="2005">
            <text:p>2005</text:p>
          </table:table-cell>
          <table:table-cell table:number-columns-repeated="1021"/>
        </table:table-row>
        <table:table-row table:style-name="ro16">
          <table:table-cell/>
          <table:table-cell office:value-type="string">
            <text:p>S35</text:p>
          </table:table-cell>
          <table:table-cell office:value-type="float" office:value="2011">
            <text:p>2011</text:p>
          </table:table-cell>
          <table:table-cell table:number-columns-repeated="1021"/>
        </table:table-row>
        <table:table-row table:style-name="ro16">
          <table:table-cell/>
          <table:table-cell office:value-type="string">
            <text:p>S36</text:p>
          </table:table-cell>
          <table:table-cell office:value-type="float" office:value="2007">
            <text:p>2007</text:p>
          </table:table-cell>
          <table:table-cell table:number-columns-repeated="1021"/>
        </table:table-row>
        <table:table-row table:style-name="ro16">
          <table:table-cell/>
          <table:table-cell office:value-type="string">
            <text:p>S37</text:p>
          </table:table-cell>
          <table:table-cell office:value-type="float" office:value="2007">
            <text:p>2007</text:p>
          </table:table-cell>
          <table:table-cell table:number-columns-repeated="1021"/>
        </table:table-row>
        <table:table-row table:style-name="ro16">
          <table:table-cell/>
          <table:table-cell office:value-type="string">
            <text:p>S38</text:p>
          </table:table-cell>
          <table:table-cell office:value-type="float" office:value="2011">
            <text:p>2011</text:p>
          </table:table-cell>
          <table:table-cell table:number-columns-repeated="1021"/>
        </table:table-row>
        <table:table-row table:style-name="ro16">
          <table:table-cell/>
          <table:table-cell office:value-type="string">
            <text:p>S39</text:p>
          </table:table-cell>
          <table:table-cell office:value-type="float" office:value="2003">
            <text:p>2003</text:p>
          </table:table-cell>
          <table:table-cell table:number-columns-repeated="1021"/>
        </table:table-row>
        <table:table-row table:style-name="ro16">
          <table:table-cell/>
          <table:table-cell office:value-type="string">
            <text:p>S40</text:p>
          </table:table-cell>
          <table:table-cell office:value-type="float" office:value="2011">
            <text:p>2011</text:p>
          </table:table-cell>
          <table:table-cell table:number-columns-repeated="1021"/>
        </table:table-row>
        <table:table-row table:style-name="ro16">
          <table:table-cell/>
          <table:table-cell office:value-type="string">
            <text:p>S41 (C1)</text:p>
          </table:table-cell>
          <table:table-cell office:value-type="float" office:value="2012">
            <text:p>2012</text:p>
          </table:table-cell>
          <table:table-cell table:number-columns-repeated="1021"/>
        </table:table-row>
        <table:table-row table:style-name="ro16">
          <table:table-cell/>
          <table:table-cell office:value-type="string">
            <text:p>S42 (C2)</text:p>
          </table:table-cell>
          <table:table-cell office:value-type="float" office:value="2012">
            <text:p>2012</text:p>
          </table:table-cell>
          <table:table-cell table:number-columns-repeated="1021"/>
        </table:table-row>
        <table:table-row table:style-name="ro16" table:number-rows-repeated="2">
          <table:table-cell table:number-columns-repeated="1024"/>
        </table:table-row>
        <table:table-row table:style-name="ro16">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6">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016"/>
        </table:table-row>
        <table:table-row table:style-name="ro16">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016"/>
        </table:table-row>
        <table:table-row table:style-name="ro16">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016"/>
        </table:table-row>
        <table:table-row table:style-name="ro16">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016"/>
        </table:table-row>
        <table:table-row table:style-name="ro16">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016"/>
        </table:table-row>
        <table:table-row table:style-name="ro16">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016"/>
        </table:table-row>
        <table:table-row table:style-name="ro16">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016"/>
        </table:table-row>
        <table:table-row table:style-name="ro16">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016"/>
        </table:table-row>
        <table:table-row table:style-name="ro16">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016"/>
        </table:table-row>
        <table:table-row table:style-name="ro16">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016"/>
        </table:table-row>
        <table:table-row table:style-name="ro16">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6">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6">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6">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6">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6">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6">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6">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6">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6">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6">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6">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6">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6">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6">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6">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6">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6">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6">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6">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6">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6">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6">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6">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6">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6">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6">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6">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6">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6" table:number-rows-repeated="3">
          <table:table-cell table:number-columns-repeated="1024"/>
        </table:table-row>
        <table:table-row table:style-name="ro16">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cell table:number-columns-repeated="1003"/>
        </table:table-row>
        <table:table-row table:style-name="ro10">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cell table:number-columns-repeated="1003"/>
        </table:table-row>
        <table:table-row table:style-name="ro16">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cell table:number-columns-repeated="1003"/>
        </table:table-row>
        <table:table-row table:style-name="ro16">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cell table:number-columns-repeated="1003"/>
        </table:table-row>
        <table:table-row table:style-name="ro16">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cell table:number-columns-repeated="1003"/>
        </table:table-row>
        <table:table-row table:style-name="ro16">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cell table:number-columns-repeated="1003"/>
        </table:table-row>
        <table:table-row table:style-name="ro16">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cell table:number-columns-repeated="1003"/>
        </table:table-row>
        <table:table-row table:style-name="ro16">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cell table:number-columns-repeated="1003"/>
        </table:table-row>
        <table:table-row table:style-name="ro16">
          <table:table-cell table:number-columns-repeated="19"/>
          <table:table-cell table:style-name="ce48" office:value-type="string">
            <text:p>P07</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52</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08</text:p>
          </table:table-cell>
          <table:table-cell table:style-name="ce48" office:value-type="string">
            <text:p>S07</text:p>
          </table:table-cell>
          <table:table-cell table:number-columns-repeated="1003"/>
        </table:table-row>
        <table:table-row table:style-name="ro16">
          <table:table-cell table:number-columns-repeated="19"/>
          <table:table-cell table:style-name="ce48" office:value-type="string">
            <text:p>P10</text:p>
          </table:table-cell>
          <table:table-cell table:style-name="ce48" office:value-type="string">
            <text:p>S08 / Y2</text:p>
          </table:table-cell>
          <table:table-cell table:number-columns-repeated="1003"/>
        </table:table-row>
        <table:table-row table:style-name="ro16">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cell table:number-columns-repeated="1003"/>
        </table:table-row>
        <table:table-row table:style-name="ro16">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cell table:number-columns-repeated="1003"/>
        </table:table-row>
        <table:table-row table:style-name="ro16">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cell table:number-columns-repeated="1003"/>
        </table:table-row>
        <table:table-row table:style-name="ro16">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cell table:number-columns-repeated="1003"/>
        </table:table-row>
        <table:table-row table:style-name="ro16">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cell table:number-columns-repeated="1003"/>
        </table:table-row>
        <table:table-row table:style-name="ro16">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cell table:number-columns-repeated="1003"/>
        </table:table-row>
        <table:table-row table:style-name="ro16">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cell table:number-columns-repeated="1003"/>
        </table:table-row>
        <table:table-row table:style-name="ro16">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cell table:number-columns-repeated="1003"/>
        </table:table-row>
        <table:table-row table:style-name="ro16">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cell table:number-columns-repeated="1003"/>
        </table:table-row>
        <table:table-row table:style-name="ro16">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cell table:number-columns-repeated="1003"/>
        </table:table-row>
        <table:table-row table:style-name="ro16">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cell table:number-columns-repeated="1003"/>
        </table:table-row>
        <table:table-row table:style-name="ro16">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cell table:number-columns-repeated="1003"/>
        </table:table-row>
        <table:table-row table:style-name="ro16">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cell table:number-columns-repeated="1003"/>
        </table:table-row>
        <table:table-row table:style-name="ro16">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cell table:number-columns-repeated="1003"/>
        </table:table-row>
        <table:table-row table:style-name="ro16">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cell table:number-columns-repeated="1003"/>
        </table:table-row>
        <table:table-row table:style-name="ro16">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cell table:number-columns-repeated="1003"/>
        </table:table-row>
        <table:table-row table:style-name="ro16">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cell table:number-columns-repeated="1003"/>
        </table:table-row>
        <table:table-row table:style-name="ro16">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cell table:number-columns-repeated="1003"/>
        </table:table-row>
        <table:table-row table:style-name="ro16">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cell table:number-columns-repeated="1003"/>
        </table:table-row>
        <table:table-row table:style-name="ro16">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cell table:number-columns-repeated="1003"/>
        </table:table-row>
        <table:table-row table:style-name="ro16">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cell table:number-columns-repeated="1003"/>
        </table:table-row>
        <table:table-row table:style-name="ro16">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cell table:number-columns-repeated="1003"/>
        </table:table-row>
        <table:table-row table:style-name="ro16">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cell table:number-columns-repeated="1003"/>
        </table:table-row>
        <table:table-row table:style-name="ro16">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cell table:number-columns-repeated="1003"/>
        </table:table-row>
        <table:table-row table:style-name="ro16">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cell table:number-columns-repeated="1003"/>
        </table:table-row>
        <table:table-row table:style-name="ro16">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cell table:number-columns-repeated="1003"/>
        </table:table-row>
        <table:table-row table:style-name="ro16">
          <table:table-cell table:number-columns-repeated="19"/>
          <table:table-cell table:style-name="ce48" office:value-type="string">
            <text:p>P37</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8</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9</text:p>
          </table:table-cell>
          <table:table-cell table:style-name="ce48" office:value-type="string">
            <text:p>S29 (T1)</text:p>
          </table:table-cell>
          <table:table-cell table:number-columns-repeated="1003"/>
        </table:table-row>
        <table:table-row table:style-name="ro16">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cell table:number-columns-repeated="1003"/>
        </table:table-row>
        <table:table-row table:style-name="ro16">
          <table:table-cell table:number-columns-repeated="19"/>
          <table:table-cell table:style-name="ce48" office:value-type="string">
            <text:p>P40</text:p>
          </table:table-cell>
          <table:table-cell table:style-name="ce48" office:value-type="string">
            <text:p>S31</text:p>
          </table:table-cell>
          <table:table-cell table:number-columns-repeated="1003"/>
        </table:table-row>
        <table:table-row table:style-name="ro16">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cell table:number-columns-repeated="1003"/>
        </table:table-row>
        <table:table-row table:style-name="ro16">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cell table:number-columns-repeated="1003"/>
        </table:table-row>
        <table:table-row table:style-name="ro16">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cell table:number-columns-repeated="1003"/>
        </table:table-row>
        <table:table-row table:style-name="ro16">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cell table:number-columns-repeated="1003"/>
        </table:table-row>
        <table:table-row table:style-name="ro16">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cell table:number-columns-repeated="1003"/>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cell table:number-columns-repeated="1003"/>
        </table:table-row>
        <table:table-row table:style-name="ro16">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cell table:number-columns-repeated="1003"/>
        </table:table-row>
        <table:table-row table:style-name="ro16">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cell table:number-columns-repeated="1003"/>
        </table:table-row>
        <table:table-row table:style-name="ro16">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cell table:number-columns-repeated="1003"/>
        </table:table-row>
        <table:table-row table:style-name="ro16">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cell table:number-columns-repeated="1003"/>
        </table:table-row>
        <table:table-row table:style-name="ro16">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cell table:number-columns-repeated="1003"/>
        </table:table-row>
        <table:table-row table:style-name="ro16">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012"/>
        </table:table-row>
        <table:table-row table:style-name="ro16">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012"/>
        </table:table-row>
        <table:table-row table:style-name="ro16">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012"/>
        </table:table-row>
        <table:table-row table:style-name="ro16">
          <table:table-cell table:number-columns-repeated="6"/>
          <table:table-cell office:value-type="string">
            <text:p>S28 / G</text:p>
          </table:table-cell>
          <table:table-cell office:value-type="string">
            <text:p>Online services</text:p>
          </table:table-cell>
          <table:table-cell table:number-columns-repeated="1016"/>
        </table:table-row>
        <table:table-row table:style-name="ro16">
          <table:table-cell table:number-columns-repeated="6"/>
          <table:table-cell office:value-type="string">
            <text:p>S29 (T1)</text:p>
          </table:table-cell>
          <table:table-cell office:value-type="string">
            <text:p>T1: Online services</text:p>
          </table:table-cell>
          <table:table-cell table:number-columns-repeated="1016"/>
        </table:table-row>
        <table:table-row table:style-name="ro16">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13"/>
        </table:table-row>
        <table:table-row table:style-name="ro16">
          <table:table-cell table:number-columns-repeated="10"/>
          <table:table-cell office:value-type="string">
            <text:p>S07</text:p>
          </table:table-cell>
          <table:table-cell office:value-type="string">
            <text:p>Banking</text:p>
          </table:table-cell>
          <table:table-cell table:number-columns-repeated="1012"/>
        </table:table-row>
        <table:table-row table:style-name="ro16">
          <table:table-cell table:number-columns-repeated="10"/>
          <table:table-cell office:value-type="string">
            <text:p>S36</text:p>
          </table:table-cell>
          <table:table-cell office:value-type="string">
            <text:p>Financial</text:p>
          </table:table-cell>
          <table:table-cell table:number-columns-repeated="1012"/>
        </table:table-row>
        <table:table-row table:style-name="ro16">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012"/>
        </table:table-row>
        <table:table-row table:style-name="ro16">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012"/>
        </table:table-row>
        <table:table-row table:style-name="ro16" table:number-rows-repeated="2">
          <table:table-cell table:number-columns-repeated="1024"/>
        </table:table-row>
        <table:table-row table:style-name="ro16">
          <table:table-cell table:number-columns-repeated="10"/>
          <table:table-cell office:value-type="string">
            <text:p>IT services</text:p>
          </table:table-cell>
          <table:table-cell table:number-columns-repeated="1013"/>
        </table:table-row>
        <table:table-row table:style-name="ro16">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012"/>
        </table:table-row>
        <table:table-row table:style-name="ro16">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012"/>
        </table:table-row>
        <table:table-row table:style-name="ro16" table:number-rows-repeated="2">
          <table:table-cell table:number-columns-repeated="1024"/>
        </table:table-row>
        <table:table-row table:style-name="ro16">
          <table:table-cell/>
          <table:table-cell table:style-name="ce44" office:value-type="string">
            <text:p>Reasons to change</text:p>
          </table:table-cell>
          <table:table-cell table:number-columns-repeated="1022"/>
        </table:table-row>
        <table:table-row table:style-name="ro16">
          <table:table-cell table:number-columns-repeated="1024"/>
        </table:table-row>
        <table:table-row table:style-name="ro16">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020"/>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020"/>
        </table:table-row>
        <table:table-row table:style-name="ro18">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020"/>
        </table:table-row>
        <table:table-row table:style-name="ro19">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020"/>
        </table:table-row>
        <table:table-row table:style-name="ro18">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020"/>
        </table:table-row>
        <table:table-row table:style-name="ro16">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020"/>
        </table:table-row>
        <table:table-row table:style-name="ro16">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020"/>
        </table:table-row>
        <table:table-row table:style-name="ro16">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020"/>
        </table:table-row>
        <table:table-row table:style-name="ro16">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020"/>
        </table:table-row>
        <table:table-row table:style-name="ro16">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020"/>
        </table:table-row>
        <table:table-row table:style-name="ro16">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020"/>
        </table:table-row>
        <table:table-row table:style-name="ro19">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020"/>
        </table:table-row>
        <table:table-row table:style-name="ro16">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020"/>
        </table:table-row>
        <table:table-row table:style-name="ro19">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020"/>
        </table:table-row>
        <table:table-row table:style-name="ro16">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020"/>
        </table:table-row>
        <table:table-row table:style-name="ro16">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020"/>
        </table:table-row>
        <table:table-row table:style-name="ro16">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020"/>
        </table:table-row>
        <table:table-row table:style-name="ro16">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020"/>
        </table:table-row>
        <table:table-row table:style-name="ro16">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019"/>
        </table:table-row>
        <table:table-row table:style-name="ro16">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019"/>
        </table:table-row>
        <table:table-row table:style-name="ro16">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020"/>
        </table:table-row>
        <table:table-row table:style-name="ro16">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020"/>
        </table:table-row>
        <table:table-row table:style-name="ro16">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019"/>
        </table:table-row>
        <table:table-row table:style-name="ro16">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020"/>
        </table:table-row>
        <table:table-row table:style-name="ro16">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020"/>
        </table:table-row>
        <table:table-row table:style-name="ro16">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020"/>
        </table:table-row>
        <table:table-row table:style-name="ro16">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020"/>
        </table:table-row>
        <table:table-row table:style-name="ro16">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020"/>
        </table:table-row>
        <table:table-row table:style-name="ro16">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020"/>
        </table:table-row>
        <table:table-row table:style-name="ro16">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020"/>
        </table:table-row>
        <table:table-row table:style-name="ro16">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019"/>
        </table:table-row>
        <table:table-row table:style-name="ro19">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020"/>
        </table:table-row>
        <table:table-row table:style-name="ro16">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019"/>
        </table:table-row>
        <table:table-row table:style-name="ro16">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020"/>
        </table:table-row>
        <table:table-row table:style-name="ro16">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020"/>
        </table:table-row>
        <table:table-row table:style-name="ro19">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020"/>
        </table:table-row>
        <table:table-row table:style-name="ro16">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020"/>
        </table:table-row>
        <table:table-row table:style-name="ro19">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020"/>
        </table:table-row>
        <table:table-row table:style-name="ro16">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020"/>
        </table:table-row>
        <table:table-row table:style-name="ro19">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020"/>
        </table:table-row>
        <table:table-row table:style-name="ro16" table:number-rows-repeated="1048307">
          <table:table-cell table:number-columns-repeated="1024"/>
        </table:table-row>
        <table:table-row table:style-name="ro16">
          <table:table-cell table:number-columns-repeated="1024"/>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3">00.00.0000</text:date>, <text:time style:data-style-name="N2" text:time-value="0000-00-00T16:48:2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23T19:40:44</dc:date>
    <meta:editing-duration>P14DT13H44M3S</meta:editing-duration>
    <meta:editing-cycles>1267</meta:editing-cycles>
    <meta:printed-by>Kim Dikert</meta:printed-by>
    <meta:print-date>2013-05-15T00:23:21</meta:print-date>
    <meta:document-statistic meta:table-count="2" meta:cell-count="449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Analysis.J46:Analysis.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